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background-color="#ffffff">
        <style:background-image/>
      </style:paragraph-properties>
      <style:text-properties style:use-window-font-color="true" fo:font-size="11pt" officeooo:paragraph-rsid="002964bb" style:font-size-asian="11pt" style:font-size-complex="11pt"/>
    </style:style>
    <style:style style:name="P2" style:family="paragraph" style:parent-style-name="Preformatted_20_Text">
      <style:paragraph-properties fo:line-height="150%" fo:background-color="#ffffff">
        <style:background-image/>
      </style:paragraph-properties>
      <style:text-properties fo:color="#000000" officeooo:paragraph-rsid="002964bb"/>
    </style:style>
    <style:style style:name="P3" style:family="paragraph" style:parent-style-name="Preformatted_20_Text">
      <style:paragraph-properties fo:line-height="150%" fo:background-color="#ffffff">
        <style:background-image/>
      </style:paragraph-properties>
      <style:text-properties officeooo:paragraph-rsid="002964bb"/>
    </style:style>
    <style:style style:name="P4" style:family="paragraph" style:parent-style-name="Preformatted_20_Text">
      <style:paragraph-properties fo:line-height="150%" fo:background-color="#ffffff">
        <style:background-image/>
      </style:paragraph-properties>
      <style:text-properties fo:color="#800080" officeooo:paragraph-rsid="002964bb"/>
    </style:style>
    <style:style style:name="P5" style:family="paragraph" style:parent-style-name="Preformatted_20_Text">
      <style:paragraph-properties fo:line-height="150%" fo:background-color="#ffffff">
        <style:background-image/>
      </style:paragraph-properties>
      <style:text-properties style:use-window-font-color="true" fo:font-size="11pt" officeooo:paragraph-rsid="002964bb" style:font-size-asian="11pt" style:font-size-complex="11pt"/>
    </style:style>
    <style:style style:name="P6"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bold" officeooo:rsid="00495a67" officeooo:paragraph-rsid="00495a67" style:font-size-asian="14pt" style:font-weight-asian="bold" style:font-size-complex="14pt" style:font-weight-complex="bold"/>
    </style:style>
    <style:style style:name="P7"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bold" officeooo:rsid="00431ee3" officeooo:paragraph-rsid="00431ee3" style:font-size-asian="14pt" style:font-weight-asian="bold" style:font-size-complex="14pt" style:font-weight-complex="bold"/>
    </style:style>
    <style:style style:name="P8"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bold" officeooo:rsid="00431ee3" officeooo:paragraph-rsid="0062848e" style:font-size-asian="14pt" style:font-weight-asian="bold" style:font-size-complex="14pt" style:font-weight-complex="bold"/>
    </style:style>
    <style:style style:name="P9"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normal" officeooo:rsid="00495a67" officeooo:paragraph-rsid="00495a67" style:font-size-asian="14pt" style:font-size-complex="14pt"/>
    </style:style>
    <style:style style:name="P10"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normal" officeooo:rsid="004aa24d" officeooo:paragraph-rsid="004aa24d" style:font-size-asian="14pt" style:font-size-complex="14pt"/>
    </style:style>
    <style:style style:name="P11"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normal" style:font-size-asian="14pt" style:font-size-complex="14pt"/>
    </style:style>
    <style:style style:name="P12"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normal" officeooo:rsid="00463cfb" officeooo:paragraph-rsid="00463cfb" style:font-size-asian="14pt" style:font-size-complex="14pt"/>
    </style:style>
    <style:style style:name="P13"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normal" officeooo:rsid="0047cb34" officeooo:paragraph-rsid="0047cb34" style:font-size-asian="14pt" style:font-size-complex="14pt"/>
    </style:style>
    <style:style style:name="P14"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normal" officeooo:rsid="0047cb34" officeooo:paragraph-rsid="00495a67" style:font-size-asian="14pt" style:font-size-complex="14pt"/>
    </style:style>
    <style:style style:name="P15"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normal" officeooo:rsid="004683b3" officeooo:paragraph-rsid="004683b3" style:font-size-asian="14pt" style:font-size-complex="14pt"/>
    </style:style>
    <style:style style:name="P16"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normal" officeooo:rsid="0046ee73" officeooo:paragraph-rsid="0046ee73" style:font-size-asian="14pt" style:font-size-complex="14pt"/>
    </style:style>
    <style:style style:name="P17"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normal" officeooo:rsid="0062848e" officeooo:paragraph-rsid="0062848e" style:font-size-asian="14pt" style:font-size-complex="14pt"/>
    </style:style>
    <style:style style:name="P18" style:family="paragraph" style:parent-style-name="Text_20_body">
      <style:paragraph-properties fo:line-height="150%"/>
      <style:text-properties fo:font-variant="normal" fo:text-transform="none" fo:color="#000000" style:font-name="sans-serif" fo:font-size="9.75pt" fo:letter-spacing="normal" fo:language="uk" fo:country="UA" fo:font-style="normal" fo:font-weight="normal"/>
    </style:style>
    <style:style style:name="P19" style:family="paragraph" style:parent-style-name="Text_20_body">
      <style:paragraph-properties fo:line-height="150%" fo:text-align="start" style:justify-single-word="false"/>
      <style:text-properties fo:font-variant="normal" fo:text-transform="none" fo:color="#000000" style:font-name="sans-serif" fo:font-size="9.75pt" fo:letter-spacing="normal" fo:language="uk" fo:country="UA" fo:font-style="normal" fo:font-weight="normal"/>
    </style:style>
    <style:style style:name="P20" style:family="paragraph" style:parent-style-name="Text_20_body">
      <style:paragraph-properties fo:line-height="150%"/>
      <style:text-properties fo:font-variant="normal" fo:text-transform="none" fo:color="#000000" style:font-name="DejaVu Serif" fo:font-size="12pt" fo:letter-spacing="normal" fo:language="uk" fo:country="UA" fo:font-style="normal" fo:font-weight="bold" style:font-size-asian="12pt" style:font-weight-asian="bold" style:font-size-complex="12pt" style:font-weight-complex="bold"/>
    </style:style>
    <style:style style:name="P21" style:family="paragraph" style:parent-style-name="Text_20_body">
      <style:paragraph-properties fo:line-height="150%"/>
      <style:text-properties fo:font-variant="normal" fo:text-transform="none" fo:color="#000000" style:font-name="DejaVu Serif" fo:font-size="12pt" fo:letter-spacing="normal" fo:language="uk" fo:country="UA" fo:font-style="normal" fo:font-weight="normal" style:font-size-asian="12pt" style:font-weight-asian="normal" style:font-size-complex="12pt" style:font-weight-complex="normal"/>
    </style:style>
    <style:style style:name="P22" style:family="paragraph" style:parent-style-name="Text_20_body">
      <style:paragraph-properties fo:line-height="150%"/>
      <style:text-properties fo:font-variant="normal" fo:text-transform="none" fo:color="#000000" style:font-name="DejaVu Serif" fo:font-size="14pt" fo:letter-spacing="normal" fo:language="uk" fo:country="UA" fo:font-style="normal" fo:font-weight="normal" officeooo:rsid="0047cb34" officeooo:paragraph-rsid="0055fef3" style:font-size-asian="14pt" style:font-weight-asian="normal" style:font-size-complex="14pt" style:font-weight-complex="normal"/>
    </style:style>
    <style:style style:name="P23" style:family="paragraph" style:parent-style-name="Text_20_body">
      <style:paragraph-properties fo:line-height="150%">
        <style:tab-stops>
          <style:tab-stop style:position="16.775cm"/>
        </style:tab-stops>
      </style:paragraph-properties>
      <style:text-properties style:use-window-font-color="true" fo:language="uk" fo:country="UA" fo:font-weight="normal" officeooo:rsid="001dcef5" officeooo:paragraph-rsid="001dcef5" style:font-weight-asian="normal" style:font-weight-complex="normal"/>
    </style:style>
    <style:style style:name="P24" style:family="paragraph" style:parent-style-name="Text_20_body">
      <style:paragraph-properties fo:line-height="150%">
        <style:tab-stops>
          <style:tab-stop style:position="16.775cm"/>
        </style:tab-stops>
      </style:paragraph-properties>
      <style:text-properties style:use-window-font-color="true" fo:language="uk" fo:country="UA" fo:font-weight="normal" officeooo:rsid="001dd416" officeooo:paragraph-rsid="001dd416" style:font-weight-asian="normal" style:font-weight-complex="normal"/>
    </style:style>
    <style:style style:name="P25" style:family="paragraph" style:parent-style-name="Text_20_body">
      <style:paragraph-properties fo:line-height="150%">
        <style:tab-stops>
          <style:tab-stop style:position="16.775cm"/>
        </style:tab-stops>
      </style:paragraph-properties>
      <style:text-properties style:use-window-font-color="true" fo:language="uk" fo:country="UA" fo:font-weight="normal" officeooo:rsid="0020adb3" officeooo:paragraph-rsid="0020adb3" style:font-weight-asian="normal" style:font-weight-complex="normal"/>
    </style:style>
    <style:style style:name="P26" style:family="paragraph" style:parent-style-name="Text_20_body">
      <style:paragraph-properties fo:line-height="150%">
        <style:tab-stops>
          <style:tab-stop style:position="16.775cm"/>
        </style:tab-stops>
      </style:paragraph-properties>
      <style:text-properties style:use-window-font-color="true" fo:language="uk" fo:country="UA" fo:font-weight="normal" officeooo:rsid="0022f231" officeooo:paragraph-rsid="0022f231" style:font-weight-asian="normal" style:font-weight-complex="normal"/>
    </style:style>
    <style:style style:name="P27" style:family="paragraph" style:parent-style-name="Text_20_body">
      <style:paragraph-properties fo:line-height="150%">
        <style:tab-stops>
          <style:tab-stop style:position="16.775cm"/>
        </style:tab-stops>
      </style:paragraph-properties>
      <style:text-properties style:use-window-font-color="true" fo:language="uk" fo:country="UA" fo:font-weight="normal" officeooo:rsid="0022f231" officeooo:paragraph-rsid="00278f81" style:font-weight-asian="normal" style:font-weight-complex="normal"/>
    </style:style>
    <style:style style:name="P28" style:family="paragraph" style:parent-style-name="Text_20_body">
      <style:paragraph-properties fo:line-height="150%">
        <style:tab-stops>
          <style:tab-stop style:position="16.775cm"/>
        </style:tab-stops>
      </style:paragraph-properties>
      <style:text-properties style:use-window-font-color="true" fo:font-size="12pt" fo:language="uk" fo:country="UA" fo:font-weight="normal" officeooo:rsid="0022f231" officeooo:paragraph-rsid="002b7b53" style:font-size-asian="12pt" style:font-weight-asian="normal" style:font-size-complex="12pt" style:font-weight-complex="normal"/>
    </style:style>
    <style:style style:name="P29" style:family="paragraph" style:parent-style-name="Text_20_body">
      <style:paragraph-properties fo:line-height="150%">
        <style:tab-stops>
          <style:tab-stop style:position="16.775cm"/>
        </style:tab-stops>
      </style:paragraph-properties>
      <style:text-properties style:use-window-font-color="true" fo:font-size="11pt" fo:language="uk" fo:country="UA" fo:font-weight="normal" officeooo:rsid="00230d5d" officeooo:paragraph-rsid="00240090" style:font-size-asian="11pt" style:font-weight-asian="normal" style:font-size-complex="11pt" style:font-weight-complex="normal"/>
    </style:style>
    <style:style style:name="P30" style:family="paragraph" style:parent-style-name="Text_20_body">
      <style:paragraph-properties fo:line-height="150%" fo:text-align="start" style:justify-single-word="false"/>
      <style:text-properties officeooo:rsid="00463cfb" officeooo:paragraph-rsid="00463cfb"/>
    </style:style>
    <style:style style:name="P31" style:family="paragraph" style:parent-style-name="Text_20_body">
      <style:paragraph-properties fo:line-height="150%" fo:text-align="start" style:justify-single-word="false"/>
    </style:style>
    <style:style style:name="P32" style:family="paragraph" style:parent-style-name="Text_20_body">
      <style:paragraph-properties fo:line-height="150%" fo:text-align="start" style:justify-single-word="false"/>
      <style:text-properties fo:language="uk" fo:country="UA"/>
    </style:style>
    <style:style style:name="P33" style:family="paragraph" style:parent-style-name="Text_20_body">
      <style:paragraph-properties fo:line-height="150%" fo:text-align="start" style:justify-single-word="false"/>
      <style:text-properties fo:language="uk" fo:country="UA" officeooo:rsid="00463cfb" officeooo:paragraph-rsid="00463cfb"/>
    </style:style>
    <style:style style:name="P34" style:family="paragraph" style:parent-style-name="Text_20_body">
      <style:paragraph-properties fo:line-height="150%"/>
      <style:text-properties fo:font-size="14pt" style:font-size-asian="14pt" style:font-size-complex="14pt"/>
    </style:style>
    <style:style style:name="P35" style:family="paragraph" style:parent-style-name="Text_20_body">
      <style:paragraph-properties fo:line-height="150%"/>
      <style:text-properties fo:font-size="9pt" fo:language="uk" fo:country="UA" fo:font-weight="normal" officeooo:paragraph-rsid="001dcef5" style:font-size-asian="9pt" style:font-weight-asian="normal" style:font-size-complex="9pt" style:font-weight-complex="normal"/>
    </style:style>
    <style:style style:name="P36" style:family="paragraph" style:parent-style-name="Text_20_body">
      <style:paragraph-properties fo:line-height="150%"/>
      <style:text-properties officeooo:rsid="003dd84d" officeooo:paragraph-rsid="003dd84d"/>
    </style:style>
    <style:style style:name="P37" style:family="paragraph" style:parent-style-name="Text_20_body">
      <style:paragraph-properties fo:line-height="150%"/>
      <style:text-properties officeooo:rsid="002f258e" officeooo:paragraph-rsid="0033bb36"/>
    </style:style>
    <style:style style:name="P38" style:family="paragraph" style:parent-style-name="Text_20_body">
      <style:paragraph-properties fo:line-height="150%"/>
      <style:text-properties officeooo:rsid="0040a6c6" officeooo:paragraph-rsid="0040a6c6"/>
    </style:style>
    <style:style style:name="P39" style:family="paragraph" style:parent-style-name="Text_20_body">
      <style:paragraph-properties fo:line-height="150%"/>
      <style:text-properties officeooo:rsid="0040a6c6" officeooo:paragraph-rsid="005f0b19"/>
    </style:style>
    <style:style style:name="P40" style:family="paragraph" style:parent-style-name="Text_20_body">
      <style:paragraph-properties fo:line-height="150%"/>
      <style:text-properties officeooo:rsid="00568844" officeooo:paragraph-rsid="0058430d"/>
    </style:style>
    <style:style style:name="P41" style:family="paragraph" style:parent-style-name="Text_20_body">
      <style:paragraph-properties fo:line-height="150%"/>
      <style:text-properties officeooo:rsid="0058430d" officeooo:paragraph-rsid="005dbe6f"/>
    </style:style>
    <style:style style:name="P42" style:family="paragraph" style:parent-style-name="Text_20_body">
      <style:paragraph-properties fo:line-height="150%"/>
      <style:text-properties officeooo:rsid="005c985b" officeooo:paragraph-rsid="005c985b"/>
    </style:style>
    <style:style style:name="P43" style:family="paragraph" style:parent-style-name="Text_20_body">
      <style:paragraph-properties fo:line-height="150%"/>
      <style:text-properties officeooo:rsid="0060613d" officeooo:paragraph-rsid="0060613d"/>
    </style:style>
    <style:style style:name="P44" style:family="paragraph" style:parent-style-name="Preformatted_20_Text">
      <style:paragraph-properties fo:margin-top="0cm" fo:margin-bottom="0.499cm" style:contextual-spacing="false" fo:line-height="150%" fo:background-color="#ffffff">
        <style:tab-stops>
          <style:tab-stop style:position="16.775cm"/>
        </style:tab-stops>
        <style:background-image/>
      </style:paragraph-properties>
      <style:text-properties style:use-window-font-color="true" fo:font-size="12pt" fo:language="uk" fo:country="UA" fo:font-weight="normal" officeooo:rsid="00420356" officeooo:paragraph-rsid="00420356" style:font-size-asian="10.5pt" style:font-weight-asian="normal" style:font-size-complex="12pt" style:font-weight-complex="normal"/>
    </style:style>
    <style:style style:name="P45" style:family="paragraph" style:parent-style-name="Preformatted_20_Text">
      <style:paragraph-properties fo:margin-top="0cm" fo:margin-bottom="0.499cm" style:contextual-spacing="false" fo:line-height="150%" fo:background-color="#ffffff">
        <style:tab-stops>
          <style:tab-stop style:position="16.775cm"/>
        </style:tab-stops>
        <style:background-image/>
      </style:paragraph-properties>
      <style:text-properties style:use-window-font-color="true" fo:font-size="12pt" fo:language="uk" fo:country="UA" fo:font-weight="normal" officeooo:rsid="004535b4" officeooo:paragraph-rsid="004535b4" style:font-size-asian="10.5pt" style:font-weight-asian="normal" style:font-size-complex="12pt" style:font-weight-complex="normal"/>
    </style:style>
    <style:style style:name="P46" style:family="paragraph" style:parent-style-name="Preformatted_20_Text">
      <style:paragraph-properties fo:margin-top="0cm" fo:margin-bottom="0.499cm" style:contextual-spacing="false" fo:line-height="150%" fo:background-color="#ffffff">
        <style:tab-stops>
          <style:tab-stop style:position="16.775cm"/>
        </style:tab-stops>
        <style:background-image/>
      </style:paragraph-properties>
      <style:text-properties style:use-window-font-color="true" fo:font-size="12pt" fo:language="uk" fo:country="UA" fo:font-weight="normal" officeooo:rsid="002964bb" officeooo:paragraph-rsid="002964bb" style:font-size-asian="10.5pt" style:font-weight-asian="normal" style:font-size-complex="12pt" style:font-weight-complex="normal"/>
    </style:style>
    <style:style style:name="P47" style:family="paragraph" style:parent-style-name="Preformatted_20_Text">
      <style:paragraph-properties fo:margin-top="0cm" fo:margin-bottom="0.499cm" style:contextual-spacing="false" fo:line-height="150%" fo:background-color="#ffffff">
        <style:tab-stops>
          <style:tab-stop style:position="16.775cm"/>
        </style:tab-stops>
        <style:background-image/>
      </style:paragraph-properties>
      <style:text-properties style:use-window-font-color="true" fo:font-size="14pt" fo:language="uk" fo:country="UA" fo:font-weight="normal" officeooo:rsid="00533017" officeooo:paragraph-rsid="00533017" style:font-size-asian="12.25pt" style:font-weight-asian="normal" style:font-size-complex="14pt" style:font-weight-complex="normal"/>
    </style:style>
    <style:style style:name="P48" style:family="paragraph" style:parent-style-name="Preformatted_20_Text">
      <style:paragraph-properties fo:margin-top="0cm" fo:margin-bottom="0.499cm" style:contextual-spacing="false" fo:line-height="150%" fo:background-color="#ffffff">
        <style:tab-stops>
          <style:tab-stop style:position="16.775cm"/>
        </style:tab-stops>
        <style:background-image/>
      </style:paragraph-properties>
      <style:text-properties style:use-window-font-color="true" fo:font-size="14pt" fo:language="uk" fo:country="UA" fo:font-weight="normal" officeooo:rsid="0054f632" officeooo:paragraph-rsid="0054f632" style:font-size-asian="12.25pt" style:font-weight-asian="normal" style:font-size-complex="14pt" style:font-weight-complex="normal"/>
    </style:style>
    <style:style style:name="P49" style:family="paragraph" style:parent-style-name="Standard">
      <style:paragraph-properties fo:line-height="150%" fo:background-color="#ffffff">
        <style:background-image/>
      </style:paragraph-properties>
      <style:text-properties style:use-window-font-color="true" fo:font-size="11pt" officeooo:paragraph-rsid="006b5e16" style:font-size-asian="11pt" style:font-size-complex="11pt"/>
    </style:style>
    <style:style style:name="P50" style:family="paragraph" style:parent-style-name="Text_20_body">
      <style:paragraph-properties fo:line-height="150%"/>
      <style:text-properties fo:font-size="14pt" officeooo:rsid="0047cb34" officeooo:paragraph-rsid="0047cb34" style:font-size-asian="14pt" style:font-size-complex="14pt"/>
    </style:style>
    <style:style style:name="P51"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bold" officeooo:rsid="00495a67" officeooo:paragraph-rsid="00495a67" style:font-size-asian="14pt" style:font-weight-asian="bold" style:font-size-complex="14pt" style:font-weight-complex="bold"/>
    </style:style>
    <style:style style:name="P52" style:family="paragraph" style:parent-style-name="Text_20_body" style:list-style-name="L1">
      <style:paragraph-properties fo:line-height="150%"/>
      <style:text-properties fo:font-variant="normal" fo:text-transform="none" fo:color="#000000" style:font-name="sans-serif" fo:font-size="14pt" fo:letter-spacing="normal" fo:language="uk" fo:country="UA" fo:font-style="normal" fo:font-weight="normal" officeooo:rsid="00495a67" officeooo:paragraph-rsid="00495a67" style:font-size-asian="14pt" style:font-size-complex="14pt"/>
    </style:style>
    <style:style style:name="P53" style:family="paragraph" style:parent-style-name="Text_20_body" style:list-style-name="L1">
      <style:paragraph-properties fo:line-height="150%"/>
      <style:text-properties fo:font-variant="normal" fo:text-transform="none" fo:color="#000000" style:font-name="sans-serif" fo:font-size="14pt" fo:letter-spacing="normal" fo:language="uk" fo:country="UA" fo:font-style="normal" fo:font-weight="normal" officeooo:rsid="0051cba0" officeooo:paragraph-rsid="0051cba0" style:font-size-asian="14pt" style:font-size-complex="14pt"/>
    </style:style>
    <style:style style:name="P54" style:family="paragraph" style:parent-style-name="Text_20_body" style:list-style-name="L1">
      <style:paragraph-properties fo:line-height="150%"/>
      <style:text-properties fo:font-variant="normal" fo:text-transform="none" fo:color="#000000" style:font-name="sans-serif" fo:font-size="14pt" fo:letter-spacing="normal" fo:language="uk" fo:country="UA" fo:font-style="normal" fo:font-weight="normal" officeooo:rsid="00530b44" officeooo:paragraph-rsid="00530b44" style:font-size-asian="14pt" style:font-size-complex="14pt"/>
    </style:style>
    <style:style style:name="P55" style:family="paragraph" style:parent-style-name="Text_20_body" style:list-style-name="L1">
      <style:paragraph-properties fo:line-height="150%"/>
      <style:text-properties fo:font-variant="normal" fo:text-transform="none" fo:color="#000000" style:font-name="sans-serif" fo:font-size="14pt" fo:letter-spacing="normal" fo:language="uk" fo:country="UA" fo:font-style="normal" fo:font-weight="normal" officeooo:rsid="00530b44" officeooo:paragraph-rsid="00654b2a" style:font-size-asian="14pt" style:font-size-complex="14pt"/>
    </style:style>
    <style:style style:name="P56" style:family="paragraph" style:parent-style-name="Text_20_body">
      <style:paragraph-properties fo:line-height="150%"/>
      <style:text-properties fo:font-variant="normal" fo:text-transform="none" fo:color="#000000" style:font-name="sans-serif" fo:font-size="14pt" fo:letter-spacing="normal" fo:language="uk" fo:country="UA" fo:font-style="normal" fo:font-weight="normal" officeooo:rsid="0047cb34" officeooo:paragraph-rsid="0063d5aa" style:font-size-asian="14pt" style:font-size-complex="14pt"/>
    </style:style>
    <style:style style:name="P57" style:family="paragraph" style:parent-style-name="Text_20_body" style:list-style-name="L2">
      <style:paragraph-properties fo:line-height="150%">
        <style:tab-stops>
          <style:tab-stop style:position="16.775cm"/>
        </style:tab-stops>
      </style:paragraph-properties>
      <style:text-properties style:use-window-font-color="true" fo:language="uk" fo:country="UA" fo:font-weight="normal" officeooo:rsid="001dcef5" officeooo:paragraph-rsid="001dcef5" style:font-weight-asian="normal" style:font-weight-complex="normal"/>
    </style:style>
    <style:style style:name="P58" style:family="paragraph" style:parent-style-name="Text_20_body" style:list-style-name="L2">
      <style:paragraph-properties fo:line-height="150%">
        <style:tab-stops>
          <style:tab-stop style:position="16.775cm"/>
        </style:tab-stops>
      </style:paragraph-properties>
      <style:text-properties style:use-window-font-color="true" fo:language="uk" fo:country="UA" fo:font-weight="normal" officeooo:rsid="001dd416" officeooo:paragraph-rsid="001dd416" style:font-weight-asian="normal" style:font-weight-complex="normal"/>
    </style:style>
    <style:style style:name="P59" style:family="paragraph" style:parent-style-name="Text_20_body">
      <style:paragraph-properties fo:line-height="150%">
        <style:tab-stops>
          <style:tab-stop style:position="16.775cm"/>
        </style:tab-stops>
      </style:paragraph-properties>
      <style:text-properties style:use-window-font-color="true" fo:language="uk" fo:country="UA" fo:font-weight="normal" officeooo:rsid="00677161" officeooo:paragraph-rsid="00677161" style:font-weight-asian="normal" style:font-weight-complex="normal"/>
    </style:style>
    <style:style style:name="P60" style:family="paragraph" style:parent-style-name="Text_20_body">
      <style:paragraph-properties fo:line-height="150%">
        <style:tab-stops>
          <style:tab-stop style:position="16.775cm"/>
        </style:tab-stops>
      </style:paragraph-properties>
      <style:text-properties style:use-window-font-color="true" fo:font-size="14pt" fo:language="uk" fo:country="UA" fo:font-weight="normal" officeooo:rsid="00278f81" officeooo:paragraph-rsid="00278f81" style:font-size-asian="14pt" style:font-weight-asian="normal" style:font-size-complex="14pt" style:font-weight-complex="normal"/>
    </style:style>
    <style:style style:name="P61" style:family="paragraph" style:parent-style-name="Text_20_body">
      <style:paragraph-properties fo:line-height="150%">
        <style:tab-stops>
          <style:tab-stop style:position="16.775cm"/>
        </style:tab-stops>
      </style:paragraph-properties>
      <style:text-properties style:use-window-font-color="true" fo:font-size="14pt" fo:language="uk" fo:country="UA" fo:font-weight="normal" officeooo:rsid="0022f231" officeooo:paragraph-rsid="0022f231" style:font-size-asian="14pt" style:font-weight-asian="normal" style:font-size-complex="14pt" style:font-weight-complex="normal"/>
    </style:style>
    <style:style style:name="P62" style:family="paragraph" style:parent-style-name="Text_20_body">
      <style:paragraph-properties fo:line-height="150%">
        <style:tab-stops>
          <style:tab-stop style:position="16.775cm"/>
        </style:tab-stops>
      </style:paragraph-properties>
      <style:text-properties style:use-window-font-color="true" fo:font-size="14pt" fo:language="uk" fo:country="UA" fo:font-weight="normal" officeooo:rsid="002b7b53" officeooo:paragraph-rsid="002b7b53" style:font-size-asian="14pt" style:font-weight-asian="normal" style:font-size-complex="14pt" style:font-weight-complex="normal"/>
    </style:style>
    <style:style style:name="P63" style:family="paragraph" style:parent-style-name="Text_20_body">
      <style:paragraph-properties fo:line-height="150%">
        <style:tab-stops>
          <style:tab-stop style:position="16.775cm"/>
        </style:tab-stops>
      </style:paragraph-properties>
      <style:text-properties style:use-window-font-color="true" fo:font-size="14pt" fo:language="uk" fo:country="UA" fo:font-weight="normal" officeooo:rsid="00240090" officeooo:paragraph-rsid="00240090" style:font-size-asian="14pt" style:font-weight-asian="normal" style:font-size-complex="14pt" style:font-weight-complex="normal"/>
    </style:style>
    <style:style style:name="P64" style:family="paragraph" style:parent-style-name="Text_20_body">
      <style:paragraph-properties fo:line-height="150%">
        <style:tab-stops>
          <style:tab-stop style:position="16.775cm"/>
        </style:tab-stops>
      </style:paragraph-properties>
      <style:text-properties style:use-window-font-color="true" fo:font-size="14pt" fo:language="uk" fo:country="UA" fo:font-weight="normal" officeooo:rsid="00230d5d" officeooo:paragraph-rsid="00230d5d" style:font-size-asian="14pt" style:font-weight-asian="normal" style:font-size-complex="14pt" style:font-weight-complex="normal"/>
    </style:style>
    <style:style style:name="P65" style:family="paragraph" style:parent-style-name="Text_20_body">
      <style:paragraph-properties fo:line-height="150%">
        <style:tab-stops>
          <style:tab-stop style:position="16.775cm"/>
        </style:tab-stops>
      </style:paragraph-properties>
      <style:text-properties style:use-window-font-color="true" fo:font-size="14pt" fo:language="uk" fo:country="UA" fo:font-weight="normal" officeooo:rsid="0025d4c3" officeooo:paragraph-rsid="0069b1a9" style:font-size-asian="14pt" style:font-weight-asian="normal" style:font-size-complex="14pt" style:font-weight-complex="normal"/>
    </style:style>
    <style:style style:name="P66" style:family="paragraph" style:parent-style-name="Text_20_body">
      <style:paragraph-properties fo:line-height="150%">
        <style:tab-stops>
          <style:tab-stop style:position="16.775cm"/>
        </style:tab-stops>
      </style:paragraph-properties>
      <style:text-properties style:use-window-font-color="true" fo:font-size="14pt" fo:language="uk" fo:country="UA" fo:font-weight="normal" officeooo:rsid="0020adb3" officeooo:paragraph-rsid="006b1794" style:font-size-asian="14pt" style:font-weight-asian="normal" style:font-size-complex="14pt" style:font-weight-complex="normal"/>
    </style:style>
    <style:style style:name="P67" style:family="paragraph" style:parent-style-name="Text_20_body">
      <style:paragraph-properties fo:line-height="150%">
        <style:tab-stops>
          <style:tab-stop style:position="16.775cm"/>
        </style:tab-stops>
      </style:paragraph-properties>
      <style:text-properties style:use-window-font-color="true" fo:font-size="14pt" fo:language="uk" fo:country="UA" fo:font-weight="normal" officeooo:rsid="006b1794" officeooo:paragraph-rsid="006b1794" style:font-size-asian="14pt" style:font-weight-asian="normal" style:font-size-complex="14pt" style:font-weight-complex="normal"/>
    </style:style>
    <style:style style:name="P68" style:family="paragraph" style:parent-style-name="Text_20_body">
      <style:paragraph-properties fo:line-height="150%">
        <style:tab-stops>
          <style:tab-stop style:position="16.775cm"/>
        </style:tab-stops>
      </style:paragraph-properties>
      <style:text-properties style:use-window-font-color="true" fo:font-size="14pt" fo:language="uk" fo:country="UA" fo:font-weight="normal" officeooo:rsid="0069b1a9" officeooo:paragraph-rsid="0069b1a9" style:font-size-asian="14pt" style:font-weight-asian="normal" style:font-size-complex="14pt" style:font-weight-complex="normal"/>
    </style:style>
    <style:style style:name="P69" style:family="paragraph" style:parent-style-name="Text_20_body" style:list-style-name="L3">
      <style:paragraph-properties fo:line-height="150%"/>
      <style:text-properties officeooo:rsid="00376da0" officeooo:paragraph-rsid="00376da0"/>
    </style:style>
    <style:style style:name="P70" style:family="paragraph" style:parent-style-name="Text_20_body" style:list-style-name="L3">
      <style:paragraph-properties fo:line-height="150%"/>
      <style:text-properties officeooo:rsid="003e85bf" officeooo:paragraph-rsid="003e85bf"/>
    </style:style>
    <style:style style:name="P71" style:family="paragraph" style:parent-style-name="Heading_20_1">
      <style:paragraph-properties fo:line-height="150%" fo:text-align="center" style:justify-single-word="false"/>
    </style:style>
    <style:style style:name="P72" style:family="paragraph" style:parent-style-name="Heading_20_1">
      <style:paragraph-properties fo:line-height="150%"/>
      <style:text-properties fo:font-variant="normal" fo:text-transform="none" fo:color="#000000" style:font-name="DejaVu Serif" fo:font-size="12pt" fo:letter-spacing="normal" fo:language="uk" fo:country="UA" fo:font-style="normal" fo:font-weight="bold" style:font-size-asian="12pt" style:font-weight-asian="bold" style:font-size-complex="12pt" style:font-weight-complex="bold"/>
    </style:style>
    <style:style style:name="P73" style:family="paragraph" style:parent-style-name="Heading_20_3">
      <style:paragraph-properties fo:line-height="150%"/>
    </style:style>
    <style:style style:name="P74" style:family="paragraph" style:parent-style-name="Heading_20_3">
      <style:paragraph-properties fo:line-height="150%"/>
      <style:text-properties officeooo:rsid="0047cb34" officeooo:paragraph-rsid="0047cb34"/>
    </style:style>
    <style:style style:name="P75" style:family="paragraph" style:parent-style-name="Heading_20_3">
      <style:paragraph-properties fo:line-height="150%"/>
      <style:text-properties officeooo:rsid="00376da0" officeooo:paragraph-rsid="00376da0"/>
    </style:style>
    <style:style style:name="P76" style:family="paragraph" style:parent-style-name="Preformatted_20_Text" style:list-style-name="L4">
      <style:paragraph-properties fo:margin-top="0cm" fo:margin-bottom="0.499cm" style:contextual-spacing="false" fo:line-height="150%" fo:background-color="#ffffff">
        <style:tab-stops>
          <style:tab-stop style:position="16.775cm"/>
        </style:tab-stops>
        <style:background-image/>
      </style:paragraph-properties>
      <style:text-properties style:use-window-font-color="true" fo:font-size="14pt" fo:language="uk" fo:country="UA" fo:font-weight="normal" officeooo:rsid="0054f632" officeooo:paragraph-rsid="0054f632" style:font-size-asian="12.25pt" style:font-weight-asian="normal" style:font-size-complex="14pt" style:font-weight-complex="normal"/>
    </style:style>
    <style:style style:name="P77" style:family="paragraph" style:parent-style-name="Preformatted_20_Text">
      <style:paragraph-properties fo:margin-top="0cm" fo:margin-bottom="0.499cm" style:contextual-spacing="false" fo:line-height="150%" fo:background-color="#ffffff">
        <style:tab-stops>
          <style:tab-stop style:position="16.775cm"/>
        </style:tab-stops>
        <style:background-image/>
      </style:paragraph-properties>
      <style:text-properties style:use-window-font-color="true" fo:font-size="14pt" fo:language="uk" fo:country="UA" fo:font-weight="normal" officeooo:rsid="006b5e16" officeooo:paragraph-rsid="006b5e16" style:font-size-asian="14pt" style:font-weight-asian="normal" style:font-size-complex="14pt" style:font-weight-complex="normal"/>
    </style:style>
    <style:style style:name="P78" style:family="paragraph" style:parent-style-name="Preformatted_20_Text">
      <style:paragraph-properties fo:margin-top="0cm" fo:margin-bottom="0.499cm" style:contextual-spacing="false" fo:line-height="150%" fo:background-color="#ffffff">
        <style:tab-stops>
          <style:tab-stop style:position="16.775cm"/>
        </style:tab-stops>
        <style:background-image/>
      </style:paragraph-properties>
      <style:text-properties style:use-window-font-color="true" fo:font-size="14pt" fo:language="uk" fo:country="UA" fo:font-weight="normal" officeooo:rsid="002964bb" officeooo:paragraph-rsid="006b1794" style:font-size-asian="14pt" style:font-weight-asian="normal" style:font-size-complex="14pt" style:font-weight-complex="normal"/>
    </style:style>
    <style:style style:name="P79" style:family="paragraph" style:parent-style-name="Preformatted_20_Text">
      <style:paragraph-properties fo:margin-top="0cm" fo:margin-bottom="0.499cm" style:contextual-spacing="false" fo:line-height="150%" fo:background-color="#ffffff">
        <style:tab-stops>
          <style:tab-stop style:position="16.775cm"/>
        </style:tab-stops>
        <style:background-image/>
      </style:paragraph-properties>
      <style:text-properties style:use-window-font-color="true" fo:font-size="12pt" fo:language="uk" fo:country="UA" fo:font-weight="normal" officeooo:rsid="002964bb" officeooo:paragraph-rsid="006b5e16" style:font-size-asian="10.5pt" style:font-weight-asian="normal" style:font-size-complex="12pt" style:font-weight-complex="normal"/>
    </style:style>
    <style:style style:name="P80" style:family="paragraph" style:parent-style-name="Preformatted_20_Text">
      <style:paragraph-properties fo:margin-top="0cm" fo:margin-bottom="0.499cm" style:contextual-spacing="false" fo:line-height="150%" fo:background-color="#ffffff">
        <style:tab-stops>
          <style:tab-stop style:position="16.775cm"/>
        </style:tab-stops>
        <style:background-image/>
      </style:paragraph-properties>
      <style:text-properties style:use-window-font-color="true" fo:font-size="11pt" fo:language="uk" fo:country="UA" fo:font-weight="normal" officeooo:rsid="002964bb" officeooo:paragraph-rsid="006b5e16" style:font-size-asian="11pt" style:font-weight-asian="normal" style:font-size-complex="11pt" style:font-weight-complex="normal"/>
    </style:style>
    <style:style style:name="P81" style:family="paragraph" style:parent-style-name="Preformatted_20_Text">
      <style:paragraph-properties fo:margin-top="0cm" fo:margin-bottom="0.499cm" style:contextual-spacing="false" fo:line-height="150%" fo:background-color="#ffffff">
        <style:tab-stops>
          <style:tab-stop style:position="16.775cm"/>
        </style:tab-stops>
        <style:background-image/>
      </style:paragraph-properties>
      <style:text-properties fo:color="#000000" fo:font-size="10pt" fo:language="uk" fo:country="UA" fo:font-weight="normal" officeooo:rsid="00278f81" officeooo:paragraph-rsid="006b1794" style:font-size-asian="10pt" style:font-weight-asian="normal" style:font-size-complex="10pt" style:font-weight-complex="normal"/>
    </style:style>
    <style:style style:name="P82" style:family="paragraph" style:parent-style-name="Preformatted_20_Text">
      <style:paragraph-properties fo:line-height="150%" fo:background-color="#ffffff">
        <style:background-image/>
      </style:paragraph-properties>
      <style:text-properties fo:color="#000000" officeooo:paragraph-rsid="002964bb"/>
    </style:style>
    <style:style style:name="P83" style:family="paragraph" style:parent-style-name="Preformatted_20_Text">
      <style:paragraph-properties fo:line-height="150%" fo:background-color="#ffffff">
        <style:background-image/>
      </style:paragraph-properties>
      <style:text-properties fo:color="#000000" officeooo:paragraph-rsid="006b1794"/>
    </style:style>
    <style:style style:name="P84" style:family="paragraph" style:parent-style-name="Preformatted_20_Text">
      <style:paragraph-properties fo:line-height="150%" fo:background-color="#ffffff">
        <style:background-image/>
      </style:paragraph-properties>
      <style:text-properties fo:color="#000000" officeooo:rsid="006b5e16" officeooo:paragraph-rsid="006b5e16"/>
    </style:style>
    <style:style style:name="P85" style:family="paragraph" style:parent-style-name="Preformatted_20_Text">
      <style:paragraph-properties fo:line-height="150%" fo:background-color="#ffffff">
        <style:background-image/>
      </style:paragraph-properties>
      <style:text-properties officeooo:paragraph-rsid="006b1794"/>
    </style:style>
    <style:style style:name="P86" style:family="paragraph" style:parent-style-name="Preformatted_20_Text">
      <style:paragraph-properties fo:line-height="150%" fo:background-color="#ffffff">
        <style:background-image/>
      </style:paragraph-properties>
      <style:text-properties fo:color="#800080" officeooo:paragraph-rsid="006b1794"/>
    </style:style>
    <style:style style:name="P87" style:family="paragraph" style:parent-style-name="Preformatted_20_Text">
      <style:paragraph-properties fo:line-height="150%" fo:background-color="#ffffff">
        <style:background-image/>
      </style:paragraph-properties>
      <style:text-properties style:use-window-font-color="true" fo:font-size="11pt" officeooo:paragraph-rsid="006b5e16" style:font-size-asian="11pt" style:font-size-complex="11pt"/>
    </style:style>
    <style:style style:name="T1" style:family="text">
      <style:text-properties fo:language="uk" fo:country="UA"/>
    </style:style>
    <style:style style:name="T2" style:family="text">
      <style:text-properties fo:font-variant="normal" fo:text-transform="none" fo:color="#000000" style:font-name="sans-serif" fo:letter-spacing="normal" fo:language="uk" fo:country="UA" fo:font-style="normal" fo:font-weight="bold" style:font-weight-asian="bold" style:font-weight-complex="bold"/>
    </style:style>
    <style:style style:name="T3" style:family="text">
      <style:text-properties fo:font-variant="normal" fo:text-transform="none" fo:color="#000000" style:font-name="sans-serif" fo:letter-spacing="normal" fo:language="uk" fo:country="UA" fo:font-style="normal" fo:font-weight="normal"/>
    </style:style>
    <style:style style:name="T4" style:family="text">
      <style:text-properties fo:color="#800000"/>
    </style:style>
    <style:style style:name="T5" style:family="text">
      <style:text-properties fo:color="#800000" fo:font-weight="bold"/>
    </style:style>
    <style:style style:name="T6" style:family="text">
      <style:text-properties fo:color="#800080"/>
    </style:style>
    <style:style style:name="T7" style:family="text">
      <style:text-properties fo:color="#800080" officeooo:rsid="006b5e16"/>
    </style:style>
    <style:style style:name="T8" style:family="text">
      <style:text-properties fo:color="#800080" fo:language="uk" fo:country="UA" fo:font-weight="normal" officeooo:rsid="00278f81" style:font-weight-asian="normal" style:font-weight-complex="normal"/>
    </style:style>
    <style:style style:name="T9" style:family="text">
      <style:text-properties fo:color="#808030"/>
    </style:style>
    <style:style style:name="T10" style:family="text">
      <style:text-properties fo:color="#603000"/>
    </style:style>
    <style:style style:name="T11" style:family="text">
      <style:text-properties fo:color="#603000" officeooo:rsid="006b5e16"/>
    </style:style>
    <style:style style:name="T12" style:family="text">
      <style:text-properties fo:color="#0000e6"/>
    </style:style>
    <style:style style:name="T13" style:family="text">
      <style:text-properties fo:color="#0000e6" officeooo:rsid="006b5e16"/>
    </style:style>
    <style:style style:name="T14" style:family="text">
      <style:text-properties fo:color="#008c00"/>
    </style:style>
    <style:style style:name="T15" style:family="text">
      <style:text-properties officeooo:rsid="001dd416"/>
    </style:style>
    <style:style style:name="T16" style:family="text">
      <style:text-properties officeooo:rsid="001fbcba"/>
    </style:style>
    <style:style style:name="T17" style:family="text">
      <style:text-properties officeooo:rsid="0020adb3"/>
    </style:style>
    <style:style style:name="T18" style:family="text">
      <style:text-properties officeooo:rsid="0022f231"/>
    </style:style>
    <style:style style:name="T19" style:family="text">
      <style:text-properties officeooo:rsid="00230d5d"/>
    </style:style>
    <style:style style:name="T20" style:family="text">
      <style:text-properties fo:color="#696969"/>
    </style:style>
    <style:style style:name="T21" style:family="text">
      <style:text-properties officeooo:rsid="00278f81"/>
    </style:style>
    <style:style style:name="T22" style:family="text">
      <style:text-properties fo:color="#004a43"/>
    </style:style>
    <style:style style:name="T23" style:family="text">
      <style:text-properties fo:color="#40015a"/>
    </style:style>
    <style:style style:name="T24" style:family="text">
      <style:text-properties fo:color="#400000"/>
    </style:style>
    <style:style style:name="T25" style:family="text">
      <style:text-properties fo:color="#0f69ff"/>
    </style:style>
    <style:style style:name="T26" style:family="text">
      <style:text-properties officeooo:rsid="002964bb"/>
    </style:style>
    <style:style style:name="T27" style:family="text">
      <style:text-properties officeooo:rsid="002a84f5"/>
    </style:style>
    <style:style style:name="T28" style:family="text">
      <style:text-properties officeooo:rsid="002b7b53"/>
    </style:style>
    <style:style style:name="T29" style:family="text">
      <style:text-properties officeooo:rsid="003005b1"/>
    </style:style>
    <style:style style:name="T30" style:family="text">
      <style:text-properties officeooo:rsid="0035560b"/>
    </style:style>
    <style:style style:name="T31" style:family="text">
      <style:text-properties officeooo:rsid="0036e9ee"/>
    </style:style>
    <style:style style:name="T32" style:family="text">
      <style:text-properties officeooo:rsid="003afa6a"/>
    </style:style>
    <style:style style:name="T33" style:family="text">
      <style:text-properties officeooo:rsid="003dd84d"/>
    </style:style>
    <style:style style:name="T34" style:family="text">
      <style:text-properties officeooo:rsid="003e85bf"/>
    </style:style>
    <style:style style:name="T35" style:family="text">
      <style:text-properties officeooo:rsid="00402c68"/>
    </style:style>
    <style:style style:name="T36" style:family="text">
      <style:text-properties officeooo:rsid="004041da"/>
    </style:style>
    <style:style style:name="T37" style:family="text">
      <style:text-properties style:use-window-font-color="true" fo:font-size="12pt" fo:language="uk" fo:country="UA" fo:font-weight="normal" officeooo:rsid="002d613f" style:font-size-asian="10.5pt" style:font-weight-asian="normal" style:font-size-complex="12pt" style:font-weight-complex="normal"/>
    </style:style>
    <style:style style:name="T38" style:family="text">
      <style:text-properties style:use-window-font-color="true" fo:font-size="12pt" fo:language="uk" fo:country="UA" fo:font-weight="normal" officeooo:rsid="003c1a20" style:font-size-asian="10.5pt" style:font-weight-asian="normal" style:font-size-complex="12pt"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63d5aa" style:font-weight-asian="normal" style:font-weight-complex="normal"/>
    </style:style>
    <style:style style:name="T41" style:family="text">
      <style:text-properties officeooo:rsid="00465afe"/>
    </style:style>
    <style:style style:name="T42" style:family="text">
      <style:text-properties fo:font-weight="bold" style:font-weight-asian="bold" style:font-weight-complex="bold"/>
    </style:style>
    <style:style style:name="T43" style:family="text">
      <style:text-properties fo:font-weight="bold" officeooo:rsid="00495a67" style:font-weight-asian="bold" style:font-weight-complex="bold"/>
    </style:style>
    <style:style style:name="T44" style:family="text">
      <style:text-properties officeooo:rsid="00495a67"/>
    </style:style>
    <style:style style:name="T45" style:family="text">
      <style:text-properties officeooo:rsid="004db13d"/>
    </style:style>
    <style:style style:name="T46" style:family="text">
      <style:text-properties officeooo:rsid="004f8bf3"/>
    </style:style>
    <style:style style:name="T47" style:family="text">
      <style:text-properties style:font-name="DejaVu Serif" officeooo:rsid="00495a67" style:font-weight-asian="normal" style:font-weight-complex="normal"/>
    </style:style>
    <style:style style:name="T48" style:family="text">
      <style:text-properties style:font-name="DejaVu Serif" officeooo:rsid="002d613f" style:font-weight-asian="normal" style:font-weight-complex="normal"/>
    </style:style>
    <style:style style:name="T49" style:family="text">
      <style:text-properties style:font-name="DejaVu Serif" fo:language="en" fo:country="US" officeooo:rsid="00495a67" style:font-weight-asian="normal" style:font-weight-complex="normal"/>
    </style:style>
    <style:style style:name="T50" style:family="text">
      <style:text-properties style:font-name="DejaVu Serif" fo:language="ru" fo:country="RU" officeooo:rsid="00495a67" style:font-weight-asian="normal" style:font-weight-complex="normal"/>
    </style:style>
    <style:style style:name="T51" style:family="text">
      <style:text-properties officeooo:rsid="00501f11"/>
    </style:style>
    <style:style style:name="T52" style:family="text">
      <style:text-properties officeooo:rsid="00530b44"/>
    </style:style>
    <style:style style:name="T53" style:family="text">
      <style:text-properties officeooo:rsid="0058430d"/>
    </style:style>
    <style:style style:name="T54" style:family="text">
      <style:text-properties officeooo:rsid="0059efa2"/>
    </style:style>
    <style:style style:name="T55" style:family="text">
      <style:text-properties officeooo:rsid="005dbe6f"/>
    </style:style>
    <style:style style:name="T56" style:family="text">
      <style:text-properties officeooo:rsid="0060bbc0"/>
    </style:style>
    <style:style style:name="T57" style:family="text">
      <style:text-properties officeooo:rsid="00612210"/>
    </style:style>
    <style:style style:name="T58" style:family="text">
      <style:text-properties officeooo:rsid="0063d5aa"/>
    </style:style>
    <style:style style:name="T59" style:family="text">
      <style:text-properties officeooo:rsid="0062848e"/>
    </style:style>
    <style:style style:name="T60" style:family="text">
      <style:text-properties officeooo:rsid="00654b2a"/>
    </style:style>
    <style:style style:name="T61" style:family="text">
      <style:text-properties officeooo:rsid="0066829a"/>
    </style:style>
    <style:style style:name="T62" style:family="text">
      <style:text-properties officeooo:rsid="0067e77d"/>
    </style:style>
    <style:style style:name="T63" style:family="text">
      <style:text-properties officeooo:rsid="0069b1a9"/>
    </style:style>
    <style:style style:name="T64" style:family="text">
      <style:text-properties officeooo:rsid="006b1794"/>
    </style:style>
    <style:style style:name="T65" style:family="text">
      <style:text-properties fo:color="#000000"/>
    </style:style>
    <style:style style:name="T66" style:family="text">
      <style:text-properties fo:color="#000000" officeooo:rsid="006b1794"/>
    </style:style>
    <style:style style:name="T67" style:family="text">
      <style:text-properties fo:color="#000000" officeooo:rsid="006b5e16"/>
    </style:style>
    <style:style style:name="T68" style:family="text">
      <style:text-properties officeooo:rsid="006b5e16"/>
    </style:style>
    <style:style style:name="T69"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Серыалызацыя структур данних в С</text:h>
      <text:p text:style-name="P30">Пеелік кмовних позначень.</text:p>
      <text:p text:style-name="P31">Вступ.</text:p>
      <text:p text:style-name="P30">Основна часнита<text:line-break/><text:tab/>Теорія. Огляд існуючих реалізацій.<text:line-break/><text:tab/>Пактична</text:p>
      <text:p text:style-name="P30">Висновки.</text:p>
      <text:p text:style-name="P30">Список використаних джерел.</text:p>
      <text:p text:style-name="P31">Порывняння р<text:span text:style-name="T1">ізних реалізацій.</text:span></text:p>
      <text:p text:style-name="P32">Алгоритм.</text:p>
      <text:p text:style-name="P32">Приклади використання.</text:p>
      <text:p text:style-name="P33">Додатки.</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9"/>
      <text:p text:style-name="P34"><text:span text:style-name="T2">Структура данних</text:span><text:span text:style-name="T3"> — в мові програмування С, визначення списку змінних, які записуються під одним імям в блок памяті.</text:span></text:p>
      <text:p text:style-name="P8">Обєкт<text:span text:style-name="T39"> — </text:span></text:p>
      <text:p text:style-name="P8">Порядок бійтів<text:span text:style-name="T39"> — </text:span></text:p>
      <text:p text:style-name="P7">Буфер<text:span text:style-name="T39"> — </text:span><text:span text:style-name="T40">блок памяті, який використовується...</text:span></text:p>
      <text:p text:style-name="P10"><text:span text:style-name="T42">Послідовне зєднання</text:span> — <text:span text:style-name="T58">мережеве зєднання, данні по якому передаються послідовно, байт за байтом. Не плутути з послідовним портом.</text:span></text:p>
      <text:p text:style-name="P17">Сокет — <text:span text:style-name="T58">використовується в мережевом програмуванні, для передачі данних між клієнтом та сервером.</text:span></text:p>
      <text:p text:style-name="P11"/>
      <text:p text:style-name="P18"/>
      <text:p text:style-name="P18"><text:soft-page-break/></text:p>
      <text:p text:style-name="P18"/>
      <text:p text:style-name="P18"/>
      <text:p text:style-name="P18"/>
      <text:h text:style-name="P74" text:outline-level="3">Серіалізація</text:h>
      <text:p text:style-name="P56">Серіалізація <text:span text:style-name="T59">—</text:span> <text:span text:style-name="T46">це</text:span> <text:span text:style-name="T46">процес</text:span> перетвор<text:span text:style-name="T46">ення</text:span> деяк<text:span text:style-name="T46">ої</text:span> структур<text:span text:style-name="T46">и</text:span>, данні якої знаходяться в оперативній памяті, в формат який можна передавати через інтернет аб<text:span text:style-name="T44">о записати в файл, </text:span><text:span text:style-name="T47">наприклад б</text:span><text:span text:style-name="T48">і</text:span><text:span text:style-name="T47">нарный, текстовый, XML, </text:span><text:span text:style-name="T49">JSON </text:span><text:span text:style-name="T50">та </text:span><text:span text:style-name="T47">інші</text:span><text:span text:style-name="T44">.</text:span></text:p>
      <text:p text:style-name="P22">Десеріалізація це процес відновлення з серіалізованих данних початкової структури.</text:p>
      <text:p text:style-name="P50">Клієнт-серверні програми використовують інтернет для передачі данних різної складності. Якщо ці данні мають просту структуру, їх можна серіалізувати вручну. Але коли структура цих данних ускладнюється, написання коду для <text:span text:style-name="T60">їх</text:span> серіалізації, <text:s/>стає складною задачою, причому зміна структури данних потребуватиме серйозних змін в коді серіалізації. Для спрощення цього процесу існують засоби, які дозволяють автоматизуавти серіалізацію.</text:p>
      <text:p text:style-name="P12">В багатьох <text:s/>мовах програмуваання, як наприклад <text:s/>в j<text:span text:style-name="T46">a</text:span>va, c#, php, lisp, perl, серіалізація є стандартом. Але в С та С++ таких стандартних засобів серіалізації немає. Проте її можна реалізувати <text:span text:style-name="T61">самостійно</text:span>, використовуючи можливості мови. Наприклад бібліотека серіалізації для С++, Boost.Serialization, використовує RTTI для визначення типу структури чи класу, під час виконання програми. <text:span text:style-name="T41">Використовуючи цю</text:span> бібліотек<text:span text:style-name="T41">у</text:span> <text:span text:style-name="T41">можна серіалізувати будь-які структури данних в С++. Але її не можна використовувати в чистому С. Для С також є бібліоттеки для </text:span><text:soft-page-break/><text:span text:style-name="T41">серіалізації, проте жодна з них не містить повноцінного функціоналу, який є в стандартних засобах інших мов та Boost.Serialization в С++. Також вони не є простими у використанні.</text:span></text:p>
      <text:p text:style-name="P13">Написана бібліотека, призначена для використання програмістом, для автоматизації серіалізації в розроблюваній програмі.</text:p>
      <text:p text:style-name="P14">Серіалізаці<text:span text:style-name="T51">ю використовують в програмах, екземпляри яких розміщені на різних компютерах, зєднаних між собою мережею інтернет, чи будь-яким іншим послідовним(serial) зєднанням. Обмін данними відбувається за допомогою сокету, через який програма відпривник передає серіалізовані данні програмі приймачу, яка десеріалізує їх, та виводить початкову структуру, з якою вона може працювати. Також серіалізація використовується для збереження стану редагуємого документу, наприклад в Microsoft Word, або 3D сцени в Bender 3D.</text:span></text:p>
      <text:p text:style-name="P6"/>
      <text:p text:style-name="P6"/>
      <text:p text:style-name="P6"/>
      <text:p text:style-name="P6"/>
      <text:p text:style-name="P6"/>
      <text:p text:style-name="P6"/>
      <text:p text:style-name="P6"/>
      <text:p text:style-name="P6"/>
      <text:p text:style-name="P6"/>
      <text:p text:style-name="P6"/>
      <text:p text:style-name="P14"><text:soft-page-break/><text:span text:style-name="T43">Структура бібліотеки</text:span><text:span text:style-name="T44"> </text:span></text:p>
      <text:p text:style-name="P9">файли:</text:p>
      <text:list xml:id="list4561602215478129942" text:style-name="L1">
        <text:list-item>
          <text:p text:style-name="P52"><text:span text:style-name="T51">source/</text:span>serialize.h — оголошення макросів потрібних для визначення функцій серіалізатора та десеріалізатора, <text:s/>а також для їх виклику.</text:p>
        </text:list-item>
        <text:list-item>
          <text:p text:style-name="P52"><text:span text:style-name="T51">source/</text:span>serialize.c — реалізація внутрішніх, допоміжних функцій, які використовуються в алгоритмі серіалізації.</text:p>
        </text:list-item>
        <text:list-item>
          <text:p text:style-name="P53"><text:span text:style-name="T52">b</text:span>uild/ <text:span text:style-name="T44">—</text:span> каталог збирання проекту.</text:p>
        </text:list-item>
        <text:list-item>
          <text:p text:style-name="P55">CMakeLists.txt <text:span text:style-name="T44">— </text:span>скрипт для системи збирання cmake.</text:p>
        </text:list-item>
        <text:list-item>
          <text:p text:style-name="P54">examples/ <text:span text:style-name="T44">—</text:span> приклади використання бібліотеки.</text:p>
        </text:list-item>
      </text:list>
      <text:p text:style-name="P11"/>
      <text:p text:style-name="P1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3" text:outline-level="3"><text:soft-page-break/>Системні вимоги</text:h>
      <text:p text:style-name="P15"><text:span text:style-name="T42">Операційна система:</text:span> Linux, Windows</text:p>
      <text:p text:style-name="P15"><text:span text:style-name="T42">Центральний процессор:</text:span> архітектури x86, x64, arm, необхідна продуктивність поцессора залежить від потреб програми в якій використовується данна бібліотека.</text:p>
      <text:p text:style-name="P15"><text:span text:style-name="T42">Обсяг оперативної памяті:</text:span> залежить від програми, що використовує данну бібліотеку.</text:p>
      <text:p text:style-name="P15"><text:span text:style-name="T42">Носій інформації:</text:span> git-репозиторій <text:span text:style-name="T61">{link}</text:span></text:p>
      <text:p text:style-name="P16"><text:span text:style-name="T42">Додаткове програмне забезпечення:</text:span> для компіляції данної бібліотеки потрібн<text:span text:style-name="T61">а система збирання проекту cmake, та </text:span><text:s/>компілятор мови С, <text:span text:style-name="T45">наприклад gcc, для Windows можна використовувати Visual Studio або cygwin, що являється портованим на Windows компілятором gcc</text:span>.</text:p>
      <text:p text:style-name="P11"/>
      <text:p text:style-name="P18"/>
      <text:p text:style-name="P18"/>
      <text:p text:style-name="P18"/>
      <text:p text:style-name="P18"/>
      <text:p text:style-name="P18"/>
      <text:h text:style-name="P72" text:outline-level="1"/>
      <text:h text:style-name="P72" text:outline-level="1"/>
      <text:h text:style-name="P72" text:outline-level="1"/>
      <text:p text:style-name="P20"/>
      <text:h text:style-name="P72" text:outline-level="1"><text:soft-page-break/></text:h>
      <text:h text:style-name="P72" text:outline-level="1">Кделу</text:h>
      <text:p text:style-name="P21">Найпростіший приклад серіалізації <text:span text:style-name="T27">в С</text:span>, <text:span text:style-name="T16">це створення дампу памяті, наприклад</text:span>:</text:p>
      <text:p text:style-name="P35"><text:span text:style-name="T5">struct</text:span> some_struct s<text:span text:style-name="T6">;</text:span> <text:line-break/>init_some_struct<text:span text:style-name="T9">(&amp;</text:span>s<text:span text:style-name="T9">)</text:span><text:span text:style-name="T6">;</text:span> <text:line-break/><text:line-break/><text:span text:style-name="T10">FILE</text:span><text:span text:style-name="T9">*</text:span> f<text:span text:style-name="T9">=</text:span> <text:span text:style-name="T10">fopen</text:span><text:span text:style-name="T9">(</text:span><text:span text:style-name="T4">"</text:span><text:span text:style-name="T12">./sdata</text:span><text:span text:style-name="T4">"</text:span><text:span text:style-name="T9">,</text:span> <text:span text:style-name="T4">"</text:span><text:span text:style-name="T12">w</text:span><text:span text:style-name="T4">"</text:span><text:span text:style-name="T9">)</text:span><text:span text:style-name="T6">;</text:span> <text:line-break/><text:span text:style-name="T10">fwrite</text:span><text:span text:style-name="T9">(&amp;</text:span>s<text:span text:style-name="T9">,</text:span> <text:span text:style-name="T5">sizeof</text:span><text:span text:style-name="T9">(</text:span>s<text:span text:style-name="T9">),</text:span> <text:span text:style-name="T14">1</text:span><text:span text:style-name="T9">,</text:span> f<text:span text:style-name="T9">)</text:span> <text:line-break/><text:span text:style-name="T10">fclose</text:span><text:span text:style-name="T9">(</text:span>f<text:span text:style-name="T9">)</text:span><text:span text:style-name="T6">;</text:span></text:p>
      <text:p text:style-name="P23">В результаті в файл запишеться копія блоку памяті структури s.<text:line-break/><text:span text:style-name="T15">Для десералізації потрібно скопіювати данні з файлу в блок памяті структури.</text:span></text:p>
      <text:p text:style-name="P24">В деяких ситуаціях такий підхід допустимий, <text:span text:style-name="T17">але має недоліки</text:span></text:p>
      <text:list xml:id="list7214940461234581193" text:style-name="L2">
        <text:list-item>
          <text:p text:style-name="P57">якщо в структурі є вказівники, то в файл запишеться адреса вказівника, дані на які вказує вказівник не будуть записані.</text:p>
        </text:list-item>
        <text:list-item>
          <text:p text:style-name="P58"><text:span text:style-name="T30">при</text:span> десеріалізаці<text:span text:style-name="T30">ї</text:span> цієї стректури на платформі з іншим порядком байт, структура міститиме данні <text:span text:style-name="T30">відмінні від початкових</text:span>.</text:p>
        </text:list-item>
      </text:list>
      <text:p text:style-name="P59">Головним недоліком існуючих бібліотек для серіалізації в C, є те, що використовуючи їх не можна серіалізувати, структури, які містять дублюющиїся вказівники. Це означає що не можна буде серіалізувати такі обєкти, як звязаний список(linked list), дерева, які являються багатовимірними звязаними списками, та інші складні структури.</text:p>
      <text:p text:style-name="P25">Для того, щоб на С можна було повноцінно сералізувати структури данних, була написана бібліотека cserialize.</text:p>
      <text:p text:style-name="P25">Данна бібліотека може серіалізувати структури які мають вказівники, навіть якщо деякі вказівники дублюються, <text:span text:style-name="T31">причому не важливо яку складність та вкладеність має структура.</text:span></text:p>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6"><text:soft-page-break/><text:span text:style-name="T28">Для використання цієї бібліотеки,</text:span> потрібно визначити функцію-серіалізатор, <text:span text:style-name="T28">для структури яку потрібно серіалізувати,</text:span> це можна зробити за допомогою макросів бібліотеки.</text:p>
      <text:p text:style-name="P67">В фуйлі заголовку, потрібно оголосити функцію-серіалізатор, за допомогою макросу defsfun(<text:span text:style-name="T18">&lt;struct_name&gt;, &lt;modifer&gt;</text:span>). Далі в файлі з реалізацією цієї функції, визначити її реалізацію. Це попереджує дублювання коду функції.</text:p>
      <text:p text:style-name="P61">Общий виглялад визначення серіалізатора</text:p>
      <text:p text:style-name="P26">sfunc(&lt;struct_name&gt;, &lt;modifer&gt;)<text:line-break/> <text:s/>s&lt;attr_type&gt;(&lt;attr&gt;)<text:line-break/> <text:s/>s&lt;attr2_type&gt;(&lt;attr2&gt;)<text:line-break/>funcs</text:p>
      <text:p text:style-name="P64">&lt;struct_name&gt; -- імя структури.<text:line-break/>&lt;modifer&gt; -- модифікатор, використовується, коли потрібно серіалізувати <text:s/>одну структуру різними способами. <text:span text:style-name="T62">Наприклад, для збереження обєкту в файл потрібно серіалізувати всі поля структури, а для передачі іншому екзеппляру програми через інтернет, потрібні лише деякі поля. Цей аргумент можна залишити пустим, якщо не потрібні різні варіанти серіалізації.</text:span><text:line-break/>&lt;attr&gt; -- імя <text:span text:style-name="T58">поля</text:span> структури.<text:line-break/>&lt;attr_type&gt; -- назва типу <text:span text:style-name="T58">поля</text:span>.</text:p>
      <text:p text:style-name="P65"><text:span text:style-name="T19">sfunc(struct_name, modifer) -- початок визначення функції.<text:line-break/>schar(</text:span>attr<text:span text:style-name="T19">) -- код серіалізації для типу char.<text:line-break/>sint16(</text:span>attr<text:span text:style-name="T19">) -- код серіалізації для 16-ти бітного числа.<text:line-break/>sint32(</text:span>attr<text:span text:style-name="T19">) -- код серіалізації для 32-ти бітного числа.<text:line-break/>sint64(</text:span>attr<text:span text:style-name="T19">) -- код серіалізації для 64-ти бітного числа.<text:line-break/></text:span>svoid_ptr(attr, size) — код серіалізації для блоку памяті на який вказує вказівник. <text:span text:style-name="T63">В аргумент size потрібно передати розмір цього блоку.</text:span><text:line-break/><text:soft-page-break/>schar_ptr(attr) -- код серіалізації для <text:span text:style-name="T21">null-terminated string(строка останній символ якої \0).<text:line-break/>sstruct_ptr(attr) — код серіалізації для структури на яку вказує вказівник(attr), для цієї структури також потрібно визначити функцію-серіалізатор, оскільки він буде викликаний для її серіалізації.<text:line-break/>funcs() -- кінець визначення функції.</text:span></text:p>
      <text:p text:style-name="P64">Під час компіляції замість макросів буде підставлено <text:s/><text:span text:style-name="T63">визначення <text:line-break/>функції-серіалізатора, </text:span>для структури &lt;struct_name&gt;, яка матиме вигляд</text:p>
      <text:p text:style-name="P29"><text:span text:style-name="T5">struct</text:span> buffer<text:span text:style-name="T9">*</text:span> <text:span text:style-name="T9">&lt;</text:span>struct_name<text:span text:style-name="T9">&gt;</text:span>_<text:span text:style-name="T9">&lt;</text:span>modifer<text:span text:style-name="T9">&gt;</text:span>_serializer<text:span text:style-name="T9">(</text:span><text:span text:style-name="T5">struct</text:span> <text:span text:style-name="T9">&lt;</text:span>struct_name<text:span text:style-name="T9">&gt;*</text:span> s<text:span text:style-name="T9">,</text:span> <text:span text:style-name="T9">....)</text:span> <text:span text:style-name="T6">{<text:line-break/> <text:s/></text:span><text:span text:style-name="T9">....</text:span> <text:line-break/><text:span text:style-name="T20"> <text:s/>//код серіалізації для данної структури</text:span> <text:line-break/> <text:s/><text:span text:style-name="T9">....</text:span> <text:line-break/><text:span text:style-name="T6">}</text:span></text:p>
      <text:p text:style-name="P63">Визначення функції десеріалізатора має аналогічний виглад.</text:p>
      <text:p text:style-name="P28"><text:span text:style-name="T28">d</text:span>sfunc(&lt;struct_name&gt;, &lt;modifer&gt;)<text:line-break/> <text:s/><text:span text:style-name="T28">d</text:span>s&lt;attr_type&gt;(&lt;attr&gt;)<text:line-break/> <text:s/><text:span text:style-name="T28">d</text:span>s&lt;attr2_type&gt;(&lt;attr2&gt;)<text:line-break/>func<text:span text:style-name="T28">d</text:span>s</text:p>
      <text:p text:style-name="P62">Макроси d<text:span text:style-name="T18">s&lt;attr_type&gt;</text:span>(<text:span text:style-name="T18">) </text:span>повинні бути розміщенні в тому ж порядку, що й в функції-серіалізатора, <text:span text:style-name="T63">оскільки під час серіалізації дані з полів структури записуються в буфер послідовно.</text:span></text:p>
      <text:p text:style-name="P61">Наприклад є структура</text:p>
      <text:p text:style-name="P26"><text:span text:style-name="T5">struct</text:span> book <text:span text:style-name="T6">{</text:span> <text:line-break/> <text:s/><text:span text:style-name="T5">const</text:span> <text:span text:style-name="T5">char</text:span><text:span text:style-name="T9">*</text:span> author<text:span text:style-name="T6">;</text:span> <text:line-break/> <text:s/><text:span text:style-name="T5">const</text:span> <text:span text:style-name="T5">char</text:span><text:span text:style-name="T9">*</text:span> name<text:span text:style-name="T6">;</text:span> <text:line-break/> <text:s/><text:span text:style-name="T5">int</text:span> num_pages<text:span text:style-name="T6">;</text:span> <text:line-break/><text:soft-page-break/><text:span text:style-name="T6">};</text:span></text:p>
      <text:p text:style-name="P61">Визначення функції-серіалізатора буде виглядати так</text:p>
      <text:p text:style-name="P26">sfunc<text:span text:style-name="T9">(</text:span>book<text:span text:style-name="T9">)</text:span> <text:line-break/> <text:s/>schar_ptr<text:span text:style-name="T9">(</text:span>author<text:span text:style-name="T9">)</text:span> <text:line-break/> <text:s/>schar_ptr<text:span text:style-name="T9">(</text:span>name<text:span text:style-name="T9">)</text:span> <text:line-break/> <text:s/>sint32<text:span text:style-name="T9">(</text:span>num_pages<text:span text:style-name="T9">)</text:span> <text:line-break/>funcs</text:p>
      <text:p text:style-name="P60">Десеріалізатора так</text:p>
      <text:p text:style-name="P27"><text:span text:style-name="T21">d</text:span>sfunc<text:span text:style-name="T9">(</text:span>book<text:span text:style-name="T9">)</text:span> <text:line-break/> <text:s/><text:span text:style-name="T21">d</text:span>schar_ptr<text:span text:style-name="T9">(</text:span>author<text:span text:style-name="T9">)</text:span> <text:line-break/> <text:s/><text:span text:style-name="T21">d</text:span>schar_ptr<text:span text:style-name="T9">(</text:span>name<text:span text:style-name="T9">)</text:span> <text:line-break/> <text:s/><text:span text:style-name="T21">d</text:span>sint32<text:span text:style-name="T9">(</text:span>num_pages<text:span text:style-name="T9">)</text:span> <text:line-break/>func<text:span text:style-name="T21">d</text:span>s</text:p>
      <text:p text:style-name="P68">Щоб виконати серіалізацію структури book, потрібно використати макрис serialize(&lt;obj&gt;, &lt;struct_name&gt;, &lt;modifer&gt;), <text:span text:style-name="T64">який підставить в код виклик <text:s/>потрібної функції-серіалізатора</text:span>.</text:p>
      <text:p text:style-name="P60">Приклад <text:span text:style-name="T64">серіалізації</text:span></text:p>
      <text:p text:style-name="P2"><text:span text:style-name="T22">#include </text:span><text:span text:style-name="T4">"</text:span><text:span text:style-name="T23">serialize.h</text:span><text:span text:style-name="T4">"</text:span></text:p>
      <text:p text:style-name="P3"/>
      <text:p text:style-name="P2"><text:span text:style-name="T22">#include </text:span><text:span text:style-name="T4">"</text:span><text:span text:style-name="T23">sfuncs.h</text:span><text:span text:style-name="T4">"</text:span><text:span text:style-name="T20">//визначення серіалізатора та десеріалізатора</text:span></text:p>
      <text:p text:style-name="P3"/>
      <text:p text:style-name="P2"><text:span text:style-name="T5">struct</text:span> book <text:span text:style-name="T6">{</text:span> </text:p>
      <text:p text:style-name="P2"><text:s text:c="2"/><text:span text:style-name="T5">const</text:span> <text:span text:style-name="T5">char</text:span><text:span text:style-name="T9">*</text:span> author<text:span text:style-name="T6">;</text:span> </text:p>
      <text:p text:style-name="P2"><text:s text:c="2"/><text:span text:style-name="T5">const</text:span> <text:span text:style-name="T5">char</text:span><text:span text:style-name="T9">*</text:span> name<text:span text:style-name="T6">;</text:span> </text:p>
      <text:p text:style-name="P2"><text:s text:c="2"/><text:span text:style-name="T5">int</text:span> num_pages<text:span text:style-name="T6">;</text:span> </text:p>
      <text:p text:style-name="P4">};</text:p>
      <text:p text:style-name="P3"/>
      <text:p text:style-name="P2"><text:span text:style-name="T5">int</text:span> <text:span text:style-name="T24">main</text:span><text:span text:style-name="T9">()</text:span> <text:span text:style-name="T6">{</text:span></text:p>
      <text:p text:style-name="P2"><text:s text:c="2"/><text:span text:style-name="T5">struct</text:span> book anarhy<text:span text:style-name="T6">;</text:span></text:p>
      <text:p text:style-name="P2"><text:s text:c="2"/>anarhy<text:span text:style-name="T9">.</text:span>author <text:span text:style-name="T9">=</text:span> <text:span text:style-name="T4">"</text:span><text:span text:style-name="T12">Пётр Алексе́евич Кропо́ткин</text:span><text:span text:style-name="T4">"</text:span><text:span text:style-name="T6">;</text:span></text:p>
      <text:p text:style-name="P2"><text:s text:c="2"/>anarhy<text:span text:style-name="T9">.</text:span>name <text:span text:style-name="T9">=</text:span> <text:span text:style-name="T4">"</text:span><text:span text:style-name="T12">Анархия</text:span><text:span text:style-name="T4">"</text:span><text:span text:style-name="T6">;</text:span></text:p>
      <text:p text:style-name="P2"><text:s text:c="2"/>anarhy<text:span text:style-name="T9">.</text:span>num_pages <text:span text:style-name="T9">=</text:span> <text:span text:style-name="T14">512</text:span><text:span text:style-name="T6">;</text:span></text:p>
      <text:p text:style-name="P2"><text:s text:c="2"/></text:p>
      <text:p text:style-name="P2"><text:soft-page-break/><text:s text:c="2"/><text:span text:style-name="T5">struct</text:span> buffer<text:span text:style-name="T9">*</text:span> book_buf <text:span text:style-name="T9">=</text:span> serialize<text:span text:style-name="T9">(</text:span>anarhy<text:span text:style-name="T9">,</text:span> book<text:span text:style-name="T9">,)</text:span><text:span text:style-name="T6">;</text:span></text:p>
      <text:p text:style-name="P2"><text:s text:c="2"/></text:p>
      <text:p text:style-name="P2"><text:s text:c="2"/><text:span text:style-name="T10">printf</text:span><text:span text:style-name="T9">(</text:span><text:span text:style-name="T4">"</text:span><text:span text:style-name="T12">str_buf-&gt;size = </text:span><text:span text:style-name="T25">%i\n</text:span><text:span text:style-name="T4">", </text:span>str_buf<text:span text:style-name="T9">-&gt;</text:span>size<text:span text:style-name="T9">)</text:span><text:span text:style-name="T6">;</text:span></text:p>
      <text:p text:style-name="P2"><text:s text:c="2"/></text:p>
      <text:p text:style-name="P2"><text:s text:c="2"/><text:span text:style-name="T10">FILE</text:span><text:span text:style-name="T9">*</text:span> f <text:span text:style-name="T9">=</text:span> <text:span text:style-name="T10">fopen</text:span><text:span text:style-name="T9">(</text:span><text:span text:style-name="T4">"</text:span><text:span text:style-name="T12">./sdata</text:span><text:span text:style-name="T4">"</text:span><text:span text:style-name="T9">,</text:span> <text:span text:style-name="T4">"</text:span><text:span text:style-name="T12">w</text:span><text:span text:style-name="T4">"</text:span><text:span text:style-name="T9">)</text:span><text:span text:style-name="T6">;</text:span></text:p>
      <text:p text:style-name="P2"><text:s text:c="2"/><text:span text:style-name="T10">fwrite</text:span><text:span text:style-name="T9">(</text:span>str_buf<text:span text:style-name="T9">-&gt;</text:span>data<text:span text:style-name="T9">,</text:span> str_buf<text:span text:style-name="T9">-&gt;</text:span>size<text:span text:style-name="T9">,</text:span> <text:span text:style-name="T14">1</text:span><text:span text:style-name="T9">,</text:span> f<text:span text:style-name="T9">)</text:span><text:span text:style-name="T6">;</text:span></text:p>
      <text:p text:style-name="P2"><text:s text:c="2"/><text:span text:style-name="T10">fclose</text:span><text:span text:style-name="T9">(</text:span>f<text:span text:style-name="T9">)</text:span><text:span text:style-name="T6">;</text:span></text:p>
      <text:p text:style-name="P84"><text:span text:style-name="T8">}</text:span></text:p>
      <text:p text:style-name="P77">В результаті виконання програми, буде створено файл sdata, в який запишуться серіалізовані данні.</text:p>
      <text:p text:style-name="P78"><text:span text:style-name="T68">В</text:span> данному випадку Макрос serialize(<text:span text:style-name="T65">anarhy</text:span><text:span text:style-name="T9">,</text:span><text:span text:style-name="T65"> book</text:span><text:span text:style-name="T9">,</text:span>) <text:span text:style-name="T64">заміниться на</text:span> book__serialize(<text:span text:style-name="T65">anarhy</text:span><text:span text:style-name="T9">,</text:span><text:span text:style-name="T66"> NULL, NULL, NULL, NULL, </text:span><text:span text:style-name="T67">NULL</text:span>).</text:p>
      <text:p text:style-name="P77">Приклад десеріалізації</text:p>
      <text:p text:style-name="P83"><text:span text:style-name="T22">#include </text:span><text:span text:style-name="T4">"</text:span><text:span text:style-name="T23">serialize.h</text:span><text:span text:style-name="T4">"</text:span></text:p>
      <text:p text:style-name="P85"/>
      <text:p text:style-name="P83"><text:span text:style-name="T22">#include </text:span><text:span text:style-name="T4">"</text:span><text:span text:style-name="T23">sfuncs.h</text:span><text:span text:style-name="T4">"</text:span><text:span text:style-name="T20">//визначення серіалізатора та десеріалізатора</text:span></text:p>
      <text:p text:style-name="P85"/>
      <text:p text:style-name="P83"><text:span text:style-name="T5">struct</text:span> book <text:span text:style-name="T6">{</text:span> </text:p>
      <text:p text:style-name="P83"><text:s text:c="2"/><text:span text:style-name="T5">const</text:span> <text:span text:style-name="T5">char</text:span><text:span text:style-name="T9">*</text:span> author<text:span text:style-name="T6">;</text:span> </text:p>
      <text:p text:style-name="P83"><text:s text:c="2"/><text:span text:style-name="T5">const</text:span> <text:span text:style-name="T5">char</text:span><text:span text:style-name="T9">*</text:span> name<text:span text:style-name="T6">;</text:span> </text:p>
      <text:p text:style-name="P83"><text:s text:c="2"/><text:span text:style-name="T5">int</text:span> num_pages<text:span text:style-name="T6">;</text:span> </text:p>
      <text:p text:style-name="P86">};</text:p>
      <text:p text:style-name="P85"/>
      <text:p text:style-name="P83"><text:span text:style-name="T5">int</text:span> <text:span text:style-name="T24">main</text:span><text:span text:style-name="T9">()</text:span> <text:span text:style-name="T6">{</text:span></text:p>
      <text:p text:style-name="P83"><text:span text:style-name="T6"><text:s text:c="2"/></text:span><text:span text:style-name="T7">void* data;</text:span></text:p>
      <text:p text:style-name="P83"><text:s text:c="2"/><text:span text:style-name="T10">FILE</text:span><text:span text:style-name="T9">*</text:span> f <text:span text:style-name="T9">=</text:span> <text:span text:style-name="T10">fopen</text:span><text:span text:style-name="T9">(</text:span><text:span text:style-name="T4">"</text:span><text:span text:style-name="T12">./sdata</text:span><text:span text:style-name="T4">"</text:span><text:span text:style-name="T9">,</text:span> <text:span text:style-name="T4">"</text:span><text:span text:style-name="T13">r</text:span><text:span text:style-name="T4">"</text:span><text:span text:style-name="T9">)</text:span><text:span text:style-name="T6">;</text:span></text:p>
      <text:p text:style-name="P83"><text:s text:c="2"/><text:span text:style-name="T10">f</text:span><text:span text:style-name="T11">reed</text:span><text:span text:style-name="T9">(</text:span>data<text:span text:style-name="T9">,</text:span> <text:span text:style-name="T68">&lt;розмір data&gt;</text:span><text:span text:style-name="T9">,</text:span> <text:span text:style-name="T14">1</text:span><text:span text:style-name="T9">,</text:span> f<text:span text:style-name="T9">)</text:span><text:span text:style-name="T6">;</text:span></text:p>
      <text:p text:style-name="P83"><text:s text:c="2"/><text:span text:style-name="T10">fclose</text:span><text:span text:style-name="T9">(</text:span>f<text:span text:style-name="T9">)</text:span><text:span text:style-name="T6">;</text:span></text:p>
      <text:p text:style-name="P83"><text:s text:c="2"/></text:p>
      <text:p text:style-name="P83"><text:s text:c="2"/><text:span text:style-name="T5">struct</text:span> book<text:span text:style-name="T9">*</text:span> dbook <text:span text:style-name="T9">=</text:span> deserialize<text:span text:style-name="T9">(</text:span>data<text:span text:style-name="T9">,</text:span> book<text:span text:style-name="T9">,)</text:span><text:span text:style-name="T6">;</text:span></text:p>
      <text:p text:style-name="P83"><text:s text:c="2"/></text:p>
      <text:p text:style-name="P83"><text:s text:c="2"/><text:span text:style-name="T10">printf</text:span><text:span text:style-name="T9">(</text:span><text:span text:style-name="T4">"</text:span><text:span text:style-name="T12">dbook.author = </text:span><text:span text:style-name="T25">%s\n</text:span><text:span text:style-name="T4">"</text:span></text:p>
      <text:p text:style-name="P83"><text:s text:c="9"/><text:span text:style-name="T4">"</text:span><text:span text:style-name="T12">dbook.name = </text:span><text:span text:style-name="T25">%s\n</text:span><text:span text:style-name="T4">"</text:span></text:p>
      <text:p text:style-name="P81"><text:s text:c="9"/><text:span text:style-name="T4">"</text:span><text:span text:style-name="T12">dbook.num_pages = </text:span><text:span text:style-name="T25">%i\n</text:span><text:span text:style-name="T4">"</text:span><text:span text:style-name="T9">,</text:span> <text:line-break/> dbook<text:span text:style-name="T9">-&gt;</text:span>author<text:span text:style-name="T9">,</text:span> dbook<text:span text:style-name="T9">-&gt;</text:span>name<text:span text:style-name="T9">,</text:span> dbook-<text:span text:style-name="T9">&gt;</text:span>num_pages<text:span text:style-name="T9">)</text:span><text:span text:style-name="T6">;<text:line-break/></text:span><text:span text:style-name="T7">}</text:span></text:p>
      <text:p text:style-name="P79"><text:soft-page-break/></text:p>
      <text:p text:style-name="P79">Ця програма виведе в термінал:</text:p>
      <text:p text:style-name="P49">str_buf-&gt;size = <text:span text:style-name="T26">234;</text:span></text:p>
      <text:p text:style-name="P49">dbook.author = <text:s/>Пётр Алексе́евич Кропо́ткин</text:p>
      <text:p text:style-name="P87">dbook.name = <text:span text:style-name="T26">Анархия</text:span></text:p>
      <text:p text:style-name="P80"><text:span text:style-name="T68">dbook.num_pages = 512</text:span></text:p>
      <text:p text:style-name="P46"/>
      <text:p text:style-name="P46"/>
      <text:h text:style-name="P75" text:outline-level="3">Алгоритм серіалізації</text:h>
      <text:p text:style-name="P41"><text:span text:style-name="T55">Результатом виконання функції-серіалізатора є буфер, в який функція серіалізатор послідовно записує данні з кожного поля структури. Структура b</text:span>uffer, має два поля data, це вказівник на область в памяті, куди записуються серіалізовані данні, та size, розмір цих данних.</text:p>
      <text:p text:style-name="P43"><text:span text:style-name="T57">Ф</text:span>ункція-серіалізатор є рекурсивною, коли в структурі зустрічається поле, яке є вказівником на іншу структуру, то викликається серіалізатор в який передається вказівик на цю структуру та буфер, в який <text:span text:style-name="T56">функція</text:span> буде <text:span text:style-name="T56">записувати серіалізовані данні.</text:span></text:p>
      <text:p text:style-name="P40"><text:span text:style-name="T53">Для </text:span>списк<text:span text:style-name="T54">у</text:span> серіалізованих данних на які вказують вказівники в структурі, <text:span text:style-name="T53">використано</text:span> масив, елементами якого є обєкти структури ptr_offset. Цей список <text:span text:style-name="T54">використовується для </text:span>запобіга<text:span text:style-name="T54">ння</text:span> повторній сеіалізації одних данних. <text:span text:style-name="T53">Структура ptr_offset, має два поля, ptr, та offset. В ptr записується адреса несеріалізованих данних, в offset, відступ від початку буферу до серіалізованих данних на які вказує ptr.</text:span></text:p>
      <text:p text:style-name="P36">Алгоритм роботи функції-серіалізатора</text:p>
      <text:p text:style-name="P42">{тут блок-схема}</text:p>
      <text:list xml:id="list6128537391628178907" text:style-name="L3">
        <text:list-item>
          <text:p text:style-name="P69"><text:span text:style-name="T32">якщо це коренева функція(викликана макросом serialize), </text:span>створ<text:span text:style-name="T32">юється</text:span> буфер, в який будуть записуватисяя серіалізовані данні, <text:span text:style-name="T32">інакше використовується переданий в аргумент буффер.</text:span></text:p>
        </text:list-item>
        <text:list-item>
          <text:p text:style-name="P70">В масив ptr_offset записується вказівник на структуру, яку буде <text:soft-page-break/>серіалізовувати ця функція.</text:p>
        </text:list-item>
        <text:list-item>
          <text:p text:style-name="P69">Запис в буфер данних з кожного <text:span text:style-name="T58">поля</text:span> структури</text:p>
        </text:list-item>
        <text:list-item>
          <text:p text:style-name="P69">якщо як<text:span text:style-name="T58">есь</text:span> <text:span text:style-name="T58">поле</text:span> є структурою, або вказівником на структуру, <text:span text:style-name="T34">перевіряється чи був цей вказівник раніше серіалізований, якщо ні, </text:span><text:s/>викликається функція-серіаліза<text:span text:style-name="T33">тор</text:span> для цієї структури, в яку передається <text:span text:style-name="T33">вказівник на останнє використане місце в</text:span> буфер<text:span text:style-name="T33">і</text:span>. <text:span text:style-name="T33">Викликана функція дописує в буфер данні з цього поля.</text:span></text:p>
        </text:list-item>
        <text:list-item>
          <text:p text:style-name="P70">Якщо це коренева функція, на початок буферу записується масив ptr_offset та кількість елементів масиву, в результат записується вказівник на буфер.</text:p>
        </text:list-item>
        <text:list-item>
          <text:p text:style-name="P70">Вихід з функції</text:p>
        </text:list-item>
      </text:list>
      <text:p text:style-name="P37">При серіалізації <text:span text:style-name="T35">створюється буфер</text:span>і, в який записуються <text:span text:style-name="T36">серіалізовані </text:span><text:s/>данні з структури, <text:span text:style-name="T29">массив ptr_offset та кількість елементів масиву.</text:span></text:p>
      <text:p text:style-name="P38">Загальний вигляд данних в буфері</text:p>
      <text:p text:style-name="P39"><text:span text:style-name="T37">|</text:span><text:span text:style-name="T38">кількість серіалізованих вказівників|<text:line-break/></text:span><text:span text:style-name="T37">|</text:span><text:span text:style-name="T38">масив ptr_offset|<text:line-break/></text:span><text:span text:style-name="T37">|</text:span><text:span text:style-name="T38">серіалізована структура|</text:span></text:p>
      <text:p text:style-name="P44"/>
      <text:h text:style-name="Heading_20_3" text:outline-level="3">Компіляція бібліотеки</text:h>
      <text:p text:style-name="P47">Щоб скомпілювати бібліотеку та приклади використання, потрібно</text:p>
      <text:list xml:id="list5637179551046770765" text:style-name="L4">
        <text:list-item>
          <text:p text:style-name="P76"><text:s/>Відкрити термінал.</text:p>
        </text:list-item>
        <text:list-item>
          <text:p text:style-name="P76"><text:s/>Зайти в каталог cserialize/build<text:line-break/> <text:s text:c="3"/>cd cserialize/build</text:p>
        </text:list-item>
        <text:list-item>
          <text:p text:style-name="P76"><text:s/>Згенерувати makefile(скрипт збирання проекту).<text:line-break/> <text:s text:c="3"/>cmake ..</text:p>
        </text:list-item>
        <text:list-item>
          <text:p text:style-name="P76"><text:s/>Виконати збирання проекту<text:line-break/><text:soft-page-break/> <text:s text:c="3"/>make</text:p>
        </text:list-item>
      </text:list>
      <text:p text:style-name="P48">Щоб встановити бібліотеку в систему, потрібно виконати команду make install</text:p>
      <text:p text:style-name="P44"/>
      <text:p text:style-name="P44"/>
      <text:p text:style-name="P44"/>
      <text:p text:style-name="P44"/>
      <text:p text:style-name="P44"/>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2T10:21:46.43</meta:creation-date>
    <dc:date>2014-01-15T09:25:25.830997057</dc:date>
    <meta:editing-duration>PT14H49M2S</meta:editing-duration>
    <meta:editing-cycles>47</meta:editing-cycles>
    <meta:generator>LibreOffice/4.1.4.2$Linux_X86_64 LibreOffice_project/410m0$Build-2</meta:generator>
    <meta:document-statistic meta:table-count="0" meta:image-count="0" meta:object-count="0" meta:page-count="16" meta:paragraph-count="134" meta:word-count="1440" meta:character-count="11504" meta:non-whitespace-character-count="10031"/>
  </office:meta>
</office:document-meta>
</file>